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cedc2" officeooo:paragraph-rsid="001cedc2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cedc2" officeooo:paragraph-rsid="001cedc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1dc401" officeooo:paragraph-rsid="001e2cd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20476a" officeooo:paragraph-rsid="0020476a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218c8b" officeooo:paragraph-rsid="00218c8b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23158a" officeooo:paragraph-rsid="0023158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bold" officeooo:rsid="00253840" officeooo:paragraph-rsid="00253840" style:font-weight-asian="bold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1cedc2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dc401" officeooo:paragraph-rsid="001cedc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dc401" officeooo:paragraph-rsid="001dc40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dc401" officeooo:paragraph-rsid="001dc40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214685" officeooo:paragraph-rsid="0021468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e2cde" officeooo:paragraph-rsid="001e2cd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0476a" officeooo:paragraph-rsid="0020476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14685" officeooo:paragraph-rsid="0020476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14685" officeooo:paragraph-rsid="0021468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18c8b" officeooo:paragraph-rsid="00218c8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3158a" officeooo:paragraph-rsid="0023158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53840" officeooo:paragraph-rsid="00253840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cedc2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dc401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1e2cde" style:font-size-asian="10.5pt" style:font-size-complex="12pt"/>
    </style:style>
    <style:style style:name="T6" style:family="text">
      <style:text-properties fo:font-size="12pt" officeooo:rsid="00214685" style:font-size-asian="10.5pt" style:font-size-complex="12pt"/>
    </style:style>
    <style:style style:name="T7" style:family="text">
      <style:text-properties fo:font-size="12pt" officeooo:rsid="0023158a" style:font-size-asian="10.5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SL</text:p>
      <text:p text:style-name="P2">Rézo : emis → modulé → passage en numérique → démodulé → arrivée</text:p>
      <text:p text:style-name="P2"><text:tab/>numérique → analogique → numérique → analogique → numérique</text:p>
      <text:p text:style-name="P2"/>
      <text:p text:style-name="P2">Modems vocaux ont vite atteint leurs limites (33,6kb/s, en pratique rarement au dessus de 14kb/s)</text:p>
      <text:list xml:id="list3413104454" text:style-name="L1">
        <text:list-item>
          <text:p text:style-name="P8"><text:span text:style-name="T2">tentative de contourner : </text:span><text:span text:style-name="T3">supprimer les passages en analogique parce que prends du temps et en plus sont sur des tronçons limités.</text:span></text:p>
        </text:list-item>
      </text:list>
      <text:p text:style-name="P9"/>
      <text:p text:style-name="P9"/>
      <text:p text:style-name="P10">P12 : débit varie en fonction des conditions (surtt état ligne) et les modems vont se mettre d’accord sur 1 débit.</text:p>
      <text:p text:style-name="P10">ReADSL = ReachedADSL =&gt; variantes pour avoir + de distance </text:p>
      <text:p text:style-name="P10"/>
      <text:p text:style-name="P11">La techno ADSL</text:p>
      <text:p text:style-name="P13">Utilise bcp la boucle locale</text:p>
      <text:p text:style-name="P3"><text:span text:style-name="T5">b</text:span><text:span text:style-name="T4">cp de modems (des centaines) </text:span></text:p>
      <text:p text:style-name="P13">Multiplexage:plages : en kHz</text:p>
      <text:p text:style-name="P13"><text:tab/><text:tab/> <text:s text:c="11"/>[0,4] pour la voix</text:p>
      <text:p text:style-name="P13"><text:tab/><text:tab/> <text:s text:c="8"/><text:tab/>[26, 138] voie montante</text:p>
      <text:p text:style-name="P13"><text:tab/> <text:tab/> <text:s text:c="11"/>[138, 1100] voie descendante</text:p>
      <text:p text:style-name="P13"/>
      <text:p text:style-name="P13">Différentes sous porteuses : permets de moduler l’émission en fonction de l’état de la transmission : si peu émissible, on va pouvoir aller jusqu’à inhiber la porteuse.</text:p>
      <text:p text:style-name="P13"/>
      <text:p text:style-name="P13"/>
      <text:p text:style-name="P14">Différents canaux de différentes capacités (cappés) uni ou bi directionnels :</text:p>
      <text:p text:style-name="P14">Télé : descendant haut débit</text:p>
      <text:p text:style-name="P14">voix : 2 sens, petit débit</text:p>
      <text:p text:style-name="P14">ect…<text:line-break/>Donc les ≠ canaux permettent différentes utilisations parallèles sans effectuer d’interférences.</text:p>
      <text:p text:style-name="P14"/>
      <text:p text:style-name="P14">Entrelacer : répartir les bits pour répartir les bits d’erreur (parce que les erreurs arrivent souvent en salves)</text:p>
      <text:p text:style-name="P14">MAIS ça induit un petit retard </text:p>
      <text:p text:style-name="P14"><text:tab/>→ si on veut moins d’erreur, faut être prêt à avoir un peu de retard</text:p>
      <text:p text:style-name="P14"><text:tab/><text:tab/>→ TV : entrelaceur, un petit retard peut être autorisé</text:p>
      <text:p text:style-name="P4"><text:span text:style-name="T4"><text:tab/><text:tab/>→ Données : on préfère </text:span><text:span text:style-name="T6">avoir peu d’erreurs</text:span></text:p>
      <text:p text:style-name="P15"><text:tab/><text:tab/>→ Téléphone : idem (bizarrement)</text:p>
      <text:p text:style-name="P15"/>
      <text:p text:style-name="P15"/>
      <text:p text:style-name="P12">Mode ATM :</text:p>
      <text:p text:style-name="P12"/>
      <text:p text:style-name="P16">Protocole qui va géré les différentes communications par ADSL =&gt; trames de données : 48 octet données</text:p>
      <text:p text:style-name="P16">5 octets en-têtte =&gt;53o total.</text:p>
      <text:p text:style-name="P16"/>
      <text:p text:style-name="P16"/>
      <text:p text:style-name="P12">Architecture Réseau :</text:p>
      <text:p text:style-name="P16"/>
      <text:p text:style-name="P16"/>
      <text:p text:style-name="P16">SuperTrame :</text:p>
      <text:p text:style-name="P16">Sous trame : 1 partie données rapides, 1 partie entrelacée : la limite est déterminée au cas par cas</text:p>
      <text:p text:style-name="P16"/>
      <text:p text:style-name="P17"><text:soft-page-break/>Avec système synchrone : donc trames toujours de longueur fixe N octets, un simple décalage de 1 bit (par ex si on l’a raté), on rencontre un problème. Donc pour régler ce problème : certains bits/petites suites sont obligatoirement toujours les mêmes : ex : n-ième bit est toujours un 1, le q-ième aussi ect…</text:p>
      <text:p text:style-name="P17"><text:tab/>Donc si on les voit bien, c’est qu’on est bien calés</text:p>
      <text:p text:style-name="P5"><text:span text:style-name="T4"><text:tab/></text:span><text:span text:style-name="T7">On sait pas si y’a pas de charge utile si on « transmets pas » : comme signal transmis constamment, même quand rien est émis.</text:span></text:p>
      <text:p text:style-name="P17"><text:tab/></text:p>
      <text:p text:style-name="P17"/>
      <text:p text:style-name="P6"><text:span text:style-name="T4">ATTENTION : </text:span><text:span text:style-name="T1">Si jamais on voit « 1/n-ième de bit » c’est que c’est 1bit tous les n trames.</text:span></text:p>
      <text:p text:style-name="P18"/>
      <text:p text:style-name="P7"><text:span text:style-name="T4">DSLAM </text:span><text:span text:style-name="T1">: Batterie de Modems, ils vont le transfert de la boucle local vers notre fournisseur d’accès.</text:span></text:p>
      <text:p text:style-name="P19"><text:tab/><text:tab/>Cependant, tout les opérateurs sont pas sur tout les DSLAMs =&gt; opérateur histo transfert les</text:p>
      <text:p text:style-name="P19"><text:tab/><text:tab/>données vers 1pt de présence de notre fournisseur</text:p>
      <text:p text:style-name="P19"/>
      <text:p text:style-name="P19"/>
      <text:p text:style-name="P19">France Télecom : opérateur historique (contrôle tout originalement)</text:p>
      <text:p text:style-name="P7"><text:span text:style-name="T4">Dégroupage </text:span><text:span text:style-name="T1">: ???</text:span>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23cm" fo:margin-right="1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6:26:57.760015590</meta:creation-date>
    <meta:generator>LibreOffice/7.3.7.2$Linux_X86_64 LibreOffice_project/30$Build-2</meta:generator>
    <dc:date>2024-12-16T10:44:00.474664013</dc:date>
    <meta:editing-duration>PT14M44S</meta:editing-duration>
    <meta:editing-cycles>4</meta:editing-cycles>
    <meta:document-statistic meta:table-count="0" meta:image-count="0" meta:object-count="0" meta:page-count="2" meta:paragraph-count="41" meta:word-count="454" meta:character-count="2666" meta:non-whitespace-character-count="2194"/>
  </office:meta>
</office:document-meta>
</file>